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20000001FE2BDE3115.png" manifest:media-type="image/png"/>
  <manifest:file-entry manifest:full-path="Pictures/200003B00000129B00001653A1D1B50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0" style:family="paragraph" style:parent-style-name="DocText">
      <style:paragraph-properties fo:text-align="end" style:justify-single-word="false"/>
    </style:style>
    <style:style style:name="P11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2" style:family="paragraph" style:parent-style-name="DocText">
      <style:paragraph-properties fo:break-before="page"/>
    </style:style>
    <style:style style:name="P13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4" style:family="paragraph" style:parent-style-name="DocText">
      <style:paragraph-properties fo:margin-top="0in" fo:margin-bottom="0in" style:contextual-spacing="false"/>
    </style:style>
    <style:style style:name="P15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style:font-name="Arial"/>
    </style:style>
    <style:style style:name="P18" style:family="paragraph" style:parent-style-name="DocHeading1">
      <style:paragraph-properties fo:break-before="page"/>
    </style:style>
    <style:style style:name="P19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DocTitle" style:master-page-name="Title_20_Page">
      <style:paragraph-properties style:page-number="auto"/>
    </style:style>
    <style:style style:name="P21" style:family="paragraph"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0"><draw:rect text:anchor-type="paragraph" draw:z-index="12" draw:style-name="gr3" draw:text-style-name="P21" svg:width="0.4898in" svg:height="8.7087in" svg:x="-0.0016in" svg:y="0.0083in"><text:p/></draw:rect>oFreq Dynamics</text:p>
      <text:p text:style-name="DocSubtitle">6DOF Equations of Motion</text:p>
      <text:p text:style-name="P10"/>
      <text:p text:style-name="P10"><draw:frame draw:style-name="fr2" draw:name="graphics3" text:anchor-type="paragraph" svg:width="1.8752in" svg:height="2.25in" draw:z-index="13"><draw:image xlink:href="Pictures/200003B00000129B00001653A1D1B509.wmf" xlink:type="simple" xlink:show="embed" xlink:actuate="onLoad"/></draw:frame></text:p>
      <text:p text:style-name="P10"/>
      <text:p text:style-name="P10"/>
      <text:p text:style-name="P10"/>
      <text:p text:style-name="P10"/>
      <text:p text:style-name="P19">Nicholas Barczak</text:p>
      <text:p text:style-name="P19">04/01/2013</text:p>
      <text:p text:style-name="P19">Rev: <text:s/>1.0</text:p>
      <text:p text:style-name="P19">DMS1303-002-110-06</text:p>
      <text:p text:style-name="P13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">Revision</text:p>
            </table:table-cell>
            <table:table-cell table:style-name="Table3.A1" office:value-type="string">
              <text:p text:style-name="P15">Date</text:p>
            </table:table-cell>
            <table:table-cell table:style-name="Table3.A1" office:value-type="string">
              <text:p text:style-name="P15">Changes</text:p>
            </table:table-cell>
            <table:table-cell table:style-name="Table3.D1" office:value-type="string">
              <text:p text:style-name="P15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4">1.00</text:p>
          </table:table-cell>
          <table:table-cell table:style-name="Table3.B2" office:value-type="date" office:date-value="1999-12-30">
            <text:p text:style-name="P14">Dec 30, 1999</text:p>
          </table:table-cell>
          <table:table-cell table:style-name="Table3.C6" office:value-type="string">
            <text:p text:style-name="P14">Initial Issue</text:p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1">Prepared By</text:p>
            <text:p text:style-name="P5">Datawave Marine Solutions</text:p>
            <text:p text:style-name="P5">3500 27<text:span text:style-name="T2">th</text:span> Pl West</text:p>
            <text:p text:style-name="P5">Apt 423</text:p>
            <text:p text:style-name="P5">Seattle, WA 98199</text:p>
            <text:p text:style-name="P5"/>
            <text:p text:style-name="P5">www.dmsonline.us</text:p>
          </table:table-cell>
        </table:table-row>
        <table:table-row table:style-name="Table4.2">
          <table:table-cell table:style-name="Table4.A2" office:value-type="string">
            <text:p text:style-name="P6">Confidential and proprietary property of Datawave Marine Solutions (DMS).</text:p>
            <text:p text:style-name="P6">May not be used for construction or provided to any third parties without prior written consent. <text:s/></text:p>
            <text:p text:style-name="P6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6"><text:s/>1 Introduction<text:tab/>4</text:p>
          <text:p text:style-name="P16"><text:s/>2 Conclusion<text:tab/>4</text:p>
          <text:p text:style-name="P16"><text:s/>3 References<text:tab/>5</text:p>
          <text:p text:style-name="P16"><text:s text:c="2"/>Appendix A: <text:s/><text:tab/>6</text:p>
        </text:index-body>
      </text:table-of-content>
      <text:p text:style-name="DocText"/>
      <text:h text:style-name="P18" text:outline-level="1">Introduction</text:h>
      <text:p text:style-name="DocText"/>
      <text:p text:style-name="DocText"/>
      <text:h text:style-name="DocHeading1" text:outline-level="1">Conclusion</text:h>
      <text:p text:style-name="DocText"/>
      <text:p text:style-name="DocText"/>
      <text:p text:style-name="P12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1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6DOF Equations of Motion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6</text:p>
            </table:table-cell>
            <table:table-cell table:style-name="Table1.A1" office:value-type="string">
              <text:p text:style-name="MP4">04/01/2013</text:p>
            </table:table-cell>
          </table:table-row>
        </table:table>
        <text:p text:style-name="Header"/>
      </style:header>
      <style:footer>
        <text:p text:style-name="MP5"><draw:line text:anchor-type="paragraph" draw:z-index="4" draw:style-name="Mgr1" draw:text-style-name="MP6" svg:x1="0.011in" svg:y1="0.0102in" svg:x2="6.9244in" svg:y2="0.0102in"><text:p/></draw:line><text:span text:style-name="MT1"><text:file-name text:display="name-and-extension"/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6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5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4-01T17:13:45</meta:creation-date>
    <meta:editing-cycles>2</meta:editing-cycles>
    <meta:editing-duration>P0D</meta:editing-duration>
    <dc:date>2013-04-01T17:15:38</dc:date>
    <meta:document-statistic meta:table-count="4" meta:image-count="3" meta:object-count="0" meta:page-count="6" meta:paragraph-count="37" meta:word-count="102" meta:character-count="694" meta:non-whitespace-character-count="615"/>
    <meta:user-defined meta:name="Info 1"/>
    <meta:user-defined meta:name="Info 2"/>
    <meta:user-defined meta:name="Info 3"/>
    <meta:user-defined meta:name="Info 4"/>
  </office:meta>
</office:document-meta>
</file>